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6, 2021 (06:53:3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”) that contain related and frequently-used methods; making those methods easily callable anywhere in the program. Some examples of static classes in C# are <text:span text:style-name="NormalTok">Math</text:span> and <text:span text:style-name="NormalTok">Console</text:span> class.</text:p>
      <text:p text:style-name="Text_20_body">Pay attention to how these classes are used:</text:p>
      <text:list text:style-name="L1">
        <text:list-item>
          <text:p text:style-name="P1"><text:span text:style-name="NormalTok">Console</text:span> object is never instantiated before use</text:p>
        </text:list-item>
        <text:list-item>
          <text:p text:style-name="P1"><text:span text:style-name="NormalTok">WriteLine</text:span> method is called referring to the <text:span text:style-name="T1">name of the class</text:span> (not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 <text:s text:c="6"/>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 <text:s text:c="5"/>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 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 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><text:s text:c="8"/></text:p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 <text:s text:c="1"/>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 <text:s text:c="7"/>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<text:span text:style-name="NormalTok">Student</text:span> class have?</text:p>
        </text:list-item>
        <text:list-item>
          <text:p text:style-name="P72">How many static attributes does <text:span text:style-name="NormalTok">Student</text:span> class have?</text:p>
        </text:list-item>
        <text:list-item>
          <text:p text:style-name="P72">How many non-static methods does <text:span text:style-name="NormalTok">Student</text:span> class have?</text:p>
        </text:list-item>
        <text:list-item>
          <text:p text:style-name="P72">How many static methods does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6T22:53:43Z</meta:creation-date>
    <dc:date>2021-07-06T22:53:43Z</dc:date>
    <meta:user-defined meta:name="date" meta:value-type="string">July   6, 2021 (06:53:3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